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48965BF8084989AF2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 svg:font-family="Aria"/>
    <style:font-face style:name="Arial" svg:font-family="Arial"/>
    <style:font-face style:name="Ariel" svg:font-family="Arie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end" style:justify-single-word="false"/>
      <style:text-properties officeooo:rsid="000cd350" officeooo:paragraph-rsid="000cd350"/>
    </style:style>
    <style:style style:name="P2" style:family="paragraph" style:parent-style-name="Text_20_body">
      <style:text-properties fo:font-size="11pt" officeooo:rsid="00138267" officeooo:paragraph-rsid="00138267" style:font-size-asian="9.60000038146973pt" style:font-size-complex="11pt"/>
    </style:style>
    <style:style style:name="P3" style:family="paragraph" style:parent-style-name="Text_20_body">
      <style:text-properties fo:font-size="11pt" officeooo:paragraph-rsid="000ed015" style:font-size-asian="9.60000038146973pt" style:font-size-complex="11pt"/>
    </style:style>
    <style:style style:name="P4" style:family="paragraph" style:parent-style-name="Text_20_body">
      <style:text-properties fo:font-size="14pt" officeooo:rsid="000ed015" officeooo:paragraph-rsid="000ed015" style:font-size-asian="12.25pt" style:font-size-complex="14pt"/>
    </style:style>
    <style:style style:name="P5" style:family="paragraph" style:parent-style-name="Text_20_body">
      <style:text-properties fo:font-size="14pt" fo:font-weight="bold" officeooo:rsid="000ed015" officeooo:paragraph-rsid="000ed015" style:font-size-asian="12.25pt" style:font-weight-asian="bold" style:font-size-complex="14pt" style:font-weight-complex="bold"/>
    </style:style>
    <style:style style:name="P6" style:family="paragraph" style:parent-style-name="Title">
      <style:text-properties fo:font-size="18pt" officeooo:rsid="000cd350" officeooo:paragraph-rsid="000cd350" style:font-size-asian="18pt" style:font-size-complex="18pt"/>
    </style:style>
    <style:style style:name="P7" style:family="paragraph" style:parent-style-name="Text_20_body">
      <style:text-properties fo:font-size="14pt" fo:font-weight="bold" officeooo:rsid="000ed015" officeooo:paragraph-rsid="000ed015" style:font-size-asian="12.25pt" style:font-weight-asian="bold" style:font-size-complex="14pt" style:font-weight-complex="bold"/>
    </style:style>
    <style:style style:name="P8"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0ed015" officeooo:paragraph-rsid="000ed015" style:text-blinking="false" fo:background-color="transparent" style:font-size-asian="11pt" style:font-weight-asian="bold" style:font-size-complex="11pt" style:font-weight-complex="bold"/>
    </style:style>
    <style:style style:name="P9"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1b65ea" officeooo:paragraph-rsid="001b65ea" style:text-blinking="false" fo:background-color="transparent"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style:font-name="Arial1" fo:font-size="11pt" officeooo:rsid="00164288" officeooo:paragraph-rsid="00164288" style:font-size-asian="9.60000038146973pt" style:font-size-complex="11pt"/>
    </style:style>
    <style:style style:name="P11" style:family="paragraph" style:parent-style-name="Text_20_body">
      <style:paragraph-properties fo:line-height="115%" fo:text-align="justify" style:justify-single-word="false"/>
      <style:text-properties style:font-name="Arial1" fo:font-size="11pt" officeooo:rsid="000fe0d4" officeooo:paragraph-rsid="000fe0d4" style:font-size-asian="9.60000038146973pt" style:font-size-complex="11pt"/>
    </style:style>
    <style:style style:name="P12" style:family="paragraph" style:parent-style-name="Text_20_body">
      <style:paragraph-properties fo:line-height="115%" fo:text-align="justify" style:justify-single-word="false"/>
      <style:text-properties style:font-name="Arial1" fo:font-size="11pt" officeooo:rsid="00121f70" officeooo:paragraph-rsid="00121f70" style:font-size-asian="9.60000038146973pt" style:font-size-complex="11pt"/>
    </style:style>
    <style:style style:name="P13" style:family="paragraph" style:parent-style-name="Text_20_body">
      <style:paragraph-properties fo:text-align="justify" style:justify-single-word="false"/>
      <style:text-properties style:font-name="Arial1" fo:font-size="11pt" officeooo:rsid="00255d43" officeooo:paragraph-rsid="00255d43" style:font-size-asian="9.60000038146973pt" style:font-size-complex="11pt"/>
    </style:style>
    <style:style style:name="P14" style:family="paragraph" style:parent-style-name="Text_20_body">
      <style:paragraph-properties fo:text-align="justify" style:justify-single-word="false"/>
      <style:text-properties style:font-name="Arial1" fo:font-size="11pt" officeooo:rsid="00274193" officeooo:paragraph-rsid="00274193" style:font-size-asian="9.60000038146973pt" style:font-size-complex="11pt"/>
    </style:style>
    <style:style style:name="P15" style:family="paragraph" style:parent-style-name="Text_20_body">
      <style:text-properties style:font-name="Arial1" fo:font-size="11pt" fo:font-weight="bold" officeooo:rsid="000ed015" officeooo:paragraph-rsid="000ed015" style:font-size-asian="11pt" style:font-weight-asian="bold" style:font-size-complex="11pt" style:font-weight-complex="bold"/>
    </style:style>
    <style:style style:name="P16" style:family="paragraph" style:parent-style-name="Text_20_body">
      <style:paragraph-properties fo:text-align="justify" style:justify-single-word="false"/>
      <style:text-properties style:font-name="Arial1" fo:font-size="11pt" fo:font-weight="normal" style:font-size-asian="11pt" style:font-size-complex="11pt"/>
    </style:style>
    <style:style style:name="P17" style:family="paragraph" style:parent-style-name="Text_20_body">
      <style:paragraph-properties fo:text-align="justify" style:justify-single-word="false"/>
      <style:text-properties style:font-name="Arial1" fo:font-size="11pt" fo:font-weight="normal" officeooo:rsid="001d22ab" officeooo:paragraph-rsid="001d22ab" style:font-size-asian="9.60000038146973pt" style:font-weight-asian="normal" style:font-size-complex="11pt" style:font-weight-complex="normal"/>
    </style:style>
    <style:style style:name="P18" style:family="paragraph" style:parent-style-name="Text_20_body">
      <style:paragraph-properties fo:text-align="justify" style:justify-single-word="false"/>
      <style:text-properties style:font-name="Arial1" fo:font-size="11pt" fo:font-weight="normal" officeooo:rsid="001df82b" officeooo:paragraph-rsid="001df82b" style:font-size-asian="9.60000038146973pt" style:font-weight-asian="normal" style:font-size-complex="11pt" style:font-weight-complex="normal"/>
    </style:style>
    <style:style style:name="P19" style:family="paragraph" style:parent-style-name="Text_20_body">
      <style:paragraph-properties fo:text-align="justify" style:justify-single-word="false"/>
      <style:text-properties style:font-name="Arial1" fo:font-size="11pt" fo:font-weight="normal" officeooo:rsid="00230d92" officeooo:paragraph-rsid="00230d92" style:font-size-asian="9.60000038146973pt" style:font-weight-asian="normal" style:font-size-complex="11pt" style:font-weight-complex="normal"/>
    </style:style>
    <style:style style:name="P20" style:family="paragraph" style:parent-style-name="Text_20_body">
      <style:text-properties style:font-name="Arial1" fo:font-size="11pt" fo:font-weight="normal" officeooo:rsid="0027ff2d" officeooo:paragraph-rsid="0027ff2d" style:font-size-asian="9.60000038146973pt" style:font-weight-asian="normal" style:font-size-complex="11pt" style:font-weight-complex="normal"/>
    </style:style>
    <style:style style:name="P21" style:family="paragraph" style:parent-style-name="Text_20_body">
      <style:paragraph-properties fo:text-align="justify" style:justify-single-word="false"/>
      <style:text-properties style:font-name="Arial1" fo:font-size="11pt" officeooo:paragraph-rsid="000ed015" style:font-size-asian="11pt" style:font-size-complex="11pt"/>
    </style:style>
    <style:style style:name="P22" style:family="paragraph" style:parent-style-name="Text_20_body">
      <style:paragraph-properties fo:text-align="justify" style:justify-single-word="false"/>
      <style:text-properties fo:font-size="11pt" fo:font-weight="normal" officeooo:rsid="0021af53" officeooo:paragraph-rsid="0021af53" style:font-size-asian="9.60000038146973pt" style:font-weight-asian="normal" style:font-size-complex="11pt" style:font-weight-complex="normal"/>
    </style:style>
    <style:style style:name="P23" style:family="paragraph" style:parent-style-name="Text_20_body">
      <style:paragraph-properties fo:text-align="justify" style:justify-single-word="false"/>
      <style:text-properties fo:font-size="11pt" fo:font-weight="normal" officeooo:rsid="0027ff2d" officeooo:paragraph-rsid="0027ff2d" style:font-size-asian="9.60000038146973pt" style:font-weight-asian="normal" style:font-size-complex="11pt" style:font-weight-complex="normal"/>
    </style:style>
    <style:style style:name="P24" style:family="paragraph" style:parent-style-name="Text_20_body">
      <style:paragraph-properties fo:margin-top="0in" fo:margin-bottom="0in" loext:contextual-spacing="false" fo:line-height="138%" fo:text-align="justify" style:justify-single-word="false" style:writing-mode="lr-tb"/>
      <style:text-properties style:font-name="Arial1" fo:font-size="11pt" style:font-size-asian="11pt" style:font-size-complex="11pt"/>
    </style:style>
    <style:style style:name="P25" style:family="paragraph" style:parent-style-name="Text_20_body">
      <style:paragraph-properties fo:margin-top="0in" fo:margin-bottom="0in" loext:contextual-spacing="false" fo:line-height="138%" fo:text-align="justify" style:justify-single-word="false" style:writing-mode="lr-tb"/>
      <style:text-properties fo:font-size="11pt" fo:font-weight="normal" style:font-size-asian="11pt" style:font-size-complex="11pt"/>
    </style:style>
    <style:style style:name="P26" style:family="paragraph" style:parent-style-name="Heading_20_1">
      <style:text-properties fo:font-size="14pt" officeooo:rsid="000ed015" officeooo:paragraph-rsid="000ed015" style:font-size-asian="12.25pt" style:font-size-complex="14pt"/>
    </style:style>
    <style:style style:name="P27" style:family="paragraph" style:parent-style-name="Heading_20_2">
      <style:text-properties fo:font-size="13pt" officeooo:rsid="00138267" officeooo:paragraph-rsid="00138267" style:font-size-asian="11.3500003814697pt" style:font-size-complex="13pt"/>
    </style:style>
    <style:style style:name="T1" style:family="text">
      <style:text-properties officeooo:rsid="000ffb07"/>
    </style:style>
    <style:style style:name="T2" style:family="text">
      <style:text-properties officeooo:rsid="001039c9"/>
    </style:style>
    <style:style style:name="T3" style:family="text">
      <style:text-properties officeooo:rsid="001317c8"/>
    </style:style>
    <style:style style:name="T4" style:family="text">
      <style:text-properties officeooo:rsid="00174c7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a9a56"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b65e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0ed015"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11" style:family="text">
      <style:text-properties officeooo:rsid="001df82b"/>
    </style:style>
    <style:style style:name="T12" style:family="text">
      <style:text-properties officeooo:rsid="001f0e37"/>
    </style:style>
    <style:style style:name="T13" style:family="text">
      <style:text-properties officeooo:rsid="0024f9e4"/>
    </style:style>
    <style:style style:name="T14" style:family="text">
      <style:text-properties style:font-name="Arial1"/>
    </style:style>
    <style:style style:name="T15" style:family="text">
      <style:text-properties style:font-name="Arial1" officeooo:rsid="00230d92"/>
    </style:style>
    <style:style style:name="T16" style:family="text">
      <style:text-properties style:font-name="Arial1" officeooo:rsid="0027ff2d"/>
    </style:style>
    <style:style style:name="T17" style:family="text">
      <style:text-properties officeooo:rsid="00274193"/>
    </style:style>
    <style:style style:name="T18" style:family="text">
      <style:text-properties officeooo:rsid="0027ff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avo Pärssinen <text:s/>356644 </text:p>
      <text:p text:style-name="P1">Joonas Humina <text:s/>473721 </text:p>
      <text:p text:style-name="P1">Pertti Tuorila <text:s/>481399 </text:p>
      <text:p text:style-name="P1">Henri Huotari <text:s/>348241 </text:p>
      <text:p text:style-name="P6">Dungeon Crawler ryhmä 3/</text:p>
      <text:p text:style-name="P6">Luolaluovinta</text:p>
      <text:h text:style-name="P26" text:outline-level="1">1. Yleiskatsaus</text:h>
      <text:p text:style-name="P11">Tavoitteena oli tehdä yksinkertainen Dungeon <text:span text:style-name="T2">Crawler</text:span>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p>
      <text:p text:style-name="P11">Pelissä on SFML:llä luodut yksinkertainen käyttöliittymä. <text:span text:style-name="T1">Peli-ikkunan alalaidassa sijaitsee HUD, josta pelaaja saa koko ajan tietoa kaikesta häntä kiinnostavista asioista. </text:span>Pelaajan hahmon statistiikat näkyvät vasemmassa alhaalla peli-ikkunassa. <text:span text:style-name="T1">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span></text:p>
      <text:p text:style-name="P12">Pelaaja sijoitetaan pelin alussa satunnaisgeneroituun luolastoon, jossa hänen tehtävänsä on löytää tiensä ylemmälle luolaston tasolle ja lopulta ulos luolastosta. Luolissa kulkiessaan, pelaajan kimppuun käy erillaisia vihollisia, <text:span text:style-name="T3">joista hänen tulee selviytyä. Pelaaja voi tehdän valinnan siitä että taisteleeko hän tiensä ulos vai koittaako hän juosta ja väistellä viholliset.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span></text:p>
      <text:h text:style-name="P27" text:outline-level="2">1.1 Tiedetyt bugit</text:h>
      <text:p text:style-name="P2">(kirjoita bugit tähän)</text:p>
      <text:p text:style-name="P4"/>
      <text:h text:style-name="P26" text:outline-level="1"><text:soft-page-break/>2. Ohjelman rakenne</text:h>
      <text:p text:style-name="P3"><draw:frame draw:style-name="fr1" draw:name="Image1" text:anchor-type="paragraph" svg:width="6.6929in" svg:height="9.4756in" draw:z-index="0"><draw:image xlink:href="Pictures/10000201000003340000048965BF8084989AF2A1.png" xlink:type="simple" xlink:show="embed" xlink:actuate="onLoad"/></draw:frame></text:p>
      <text:p text:style-name="P10"><text:soft-page-break/>Edellisellä sivulla esitetty pelin UML-kaavio. Peli käynnistyy DC.cpp tiedostossa sijaitsevasta main-funktiosta, joka alustaa <text:span text:style-name="T4">Game luokan. Game-luokka vastaa SFML-kirjastoon perustuvan peli-ikkunan avaamisesta ja sen ylläpitämisestä, sekä esittää pelin main menun pelin käynnistyttyä. Itse peliä pyörittää Gamemanager-luokka, joka Game-luokassa alustetaan. Gamemanagerin-luokan constructor vuorostaan alustaa kaikki muut luokat, jotka se tarvitsee pelin pyörittämiseen. </text:span></text:p>
      <text:p text:style-name="P13">Gamemanager muun muassa alustaa Reader-luokan, joka lukee sille atribuuttina annetun/annettujen tiedostonimen omaavan tiedoston. Tämä tiedosto/Nämä tiedostot sisältävät esineiden (ja monstereiden) tiedot. Samalla Reader-luokka alustaa Item-luokan alkiot <text:span text:style-name="T17">sekä Monster-luokan alkiot</text:span> ja lisää ne listaan, joka on Reader-luokan oma atribuutti. Kun kaikki tiedot on luettu ja Reader-luokka alustanut kaikki luetut tiedot, Gamemanager voi kutsua Reader-luokan funktio<text:span text:style-name="T17">ita, jotka palauttavat</text:span> Item-listan ja Monster-listan. </text:p>
      <text:p text:style-name="P14">HUD-luokka vastaa peli-ikkunalle piirrettävän käyttöliittymän tulostamisesta. HUD muun muassa tulostaa kaikki tärkeimmät pelissä tapahtuvat asiat hudin teksti-ikkunaan, esimerkiksi taistelussa tehdyt ja otetut vahingot. Combat-tiedoston alla löytyy taisteluissa tarvittavat funktiot. <text:span text:style-name="T18">Oikea funktio vahinkojen laskemista ja ylläpitämistä varten valitaan, riippuen siitä missä järjestyksessä atribuutit ovat funktio kutsussa.</text:span></text:p>
      <text:p text:style-name="P5">3. Ohjelman funktioiden logiikat</text:p>
      <text:p text:style-name="P20">(PUUTTUU VIELÄ TEKSTIÄ)</text:p>
      <text:p text:style-name="P5">4. Ohjelman rakentaminen ja käyttö</text:p>
      <text:p text:style-name="P21"><text:bookmark text:name="docs-internal-guid-9a593a20-f897-6da9-081c-998b8f77b042"/><text:span text:style-name="T9">Jotta peliä voisi pelata, tarvitsee käyttäjällä olla koneellaan g++ kääntäjä, sekä SFML-kirjastosta versio 2.4.1 tai uudempi.</text:span></text:p>
      <text:p text:style-name="P24"><text:span text:style-name="T8">Pelille on tehty oma makefile, jonka avulla pelin kääntäminen on helppoa. Makefilessä on linkattu kaikki pelin tarvitsemat tiedostot ja kääntäjän attribuutit yhden tiedoston alle.  Makefilen voi suorittaa siirtymällä terminaalilla dungeoncrawler3/src/ kansioon ja suorittamalla komennon “make”. Kun kääntäjä on tehnyt tehtävänsä, pelin voi käynnistää suorittamalla terminaalissa käskyn “./main”. Tällöin peli-ikkuna avautuu ja peli siirtyy aloitusikkunaan. </text:span></text:p>
      <text:p text:style-name="P24"><text:span text:style-name="T8"/></text:p>
      <text:p text:style-name="P24"><text:span text:style-name="T8">Aloitusikkunasta pelaaja voi edetä itse peliin noudattamalla peli-ikkunalla näkyvää ohjetta, eli painamalla Enter-näppäintä. Pelissä pelaajan tehtävä on päästä etenemään luolastossa tasolta toiselle. Peli on vuoropohjainen, joka tarkoittaa sitä että kun pelaaja on tehnyt oman vuoronsa, vuoro siirtyy tietokoneen ohjaamille monstereille seuraavaksi.</text:span></text:p>
      <text:p text:style-name="P24"><text:span text:style-name="T8"/></text:p>
      <text:p text:style-name="P24"><text:span text:style-name="T8">Pelaaja voi liikuttaa omaa hahmoaan nuolinäppäimistä. Taso tasolta vaikeutuvat viholliset koittavat päästä lyömään pelaajan ohjaamaa sankaria ja lopulta kukistamaan hänet. Pelaaja voi taistella takaisin, kun hän on monsterin vieressä. Pelaajan tulee painaa nuolinäppäintä sinne suuntaan missä vierellä oleva monsteri sijaitsee. Liikkumisen sijaan, pelaajana ohjaama sankari hyökkää monsteria vastaan ja aiheuttaa tähän vahinkoa. Mikäli monsteri kuolee, pelaajan hahmo saa kokemuspisteitä ja hänellä on mahdollisuus saada jokin esine tappamaltaan monsterilta. Esineitä pelaaja voi kerätä omaan esineluetteloonsa, joita hän voi joko kantaa mukanaan, käyttää päällään tai pudottaa maahan, jotta hänellä olisi aina tilaa uusille esineille. </text:span></text:p>
      <text:p text:style-name="P24"><text:span text:style-name="T8"/></text:p>
      <text:p text:style-name="P25"><text:soft-page-break/><text:span text:style-name="T10">Kun pelaaja haluaa lopettaa pelinsä, on hänellä kaksi tapaa sulkea peli. Hän voi joko painaa peli-ikkunan raksia sulkeakseen pelin, tai hän voi painaa näppäimistöstään Esc-näppäintä.</text:span></text:p>
      <text:p text:style-name="P5"/>
      <text:p text:style-name="P5">5. Testaus</text:p>
      <text:p text:style-name="P8"><text:bookmark text:name="docs-internal-guid-9a593a20-f898-1e29-5d50-4b6999b086ff"/>Aivan projektin alussa, ohjelmoituja funktioita testattiin yksinkertaisesti perus tulostuskomennoilla ja suorittamalla näitä erillään muusta koodista. Mikäli koodi oli toimiva, se integroitiin ohjelmisto kokonaisuuteen. Kun suunniteltu ohjelmistorakenne oli ruvennut muodostumaan, siirryimme tutustumaan “oikeisiin testeihin” eli google-testeihin. Google-testeillä pystyimme helposti seuraamaan että kaikki luodut funktiot toimivat oikein, joka uuden funktion integraation jälkeen. </text:p>
      <text:p text:style-name="P9">Google testejä suoritettiin Googletestin versiolla 1.7.0. Google testit voi ajaa, mikäli Googletest löytyy asennettuna kansiosta $(HOME)/gtest-1.7.0. Yksikkötestit löytyvät kansiosta /dungeoncrawler3/src/unit_test. Niille on luoto oma Makefile, jonka suorittamisen jälkeen (“make” komento terminaalissa) voidaan testit suorittaa terminaalin komennolla “./test”. </text:p>
      <text:p text:style-name="P16"><text:span text:style-name="T5">Ohjelman sattuessa olemaan peli, pystyimme </text:span><text:span text:style-name="T7">suorittamaan testausta myös</text:span><text:span text:style-name="T5"> </text:span><text:span text:style-name="T6">peliä </text:span><text:span text:style-name="T5">pelaamalla. Pelaamalla helposti pystyi huomaamaan mikäli uusi luotu ominaisuus ei toiminutkaan halutulla tavalla </text:span><text:span text:style-name="T7">tai mikäli se rikkoi pelin kokonaan</text:span><text:span text:style-name="T5">. Tällöin pystyi palaamaan koodiin ja </text:span><text:span text:style-name="T7">ja pyrkiä korjaamaan pelin rikkoneen ongelma.</text:span><text:span text:style-name="T5"> Testaus pelaamalla sai usein helpommin ideoitua ja suunniteltua haluttavia ominaisuuksia pelille, joita ei välttämättä olisi tullut miettineeksi ilman. </text:span></text:p>
      <text:p text:style-name="P15"/>
      <text:p text:style-name="P5">6. Työloki</text:p>
      <text:p text:style-name="P19">Haluaisimme mainita tämän osion ensimmäisenä asiana, että ilman Paavo Pärssisen työpanosta projektiin, olisi projekti jäänyt ohueksi ja useita ominaisuuksia olisi jäänyt kehittämättä. <text:span text:style-name="T13">Paavo koodasi pelin koodista muita enemmän paljon enemmän, ja siksi haluisimme tehdä hänen työpanoksestaan erityismaininnan.</text:span></text:p>
      <text:p text:style-name="P17">Ryhmän neljästä henkilöstä kolme oli ennen tätä kurssia tehnyt saman kaltaisen, isomman kokoluokan, ohjelmointiprojektin. Nämä projektit kuitenkin oltiin suoritettu yksin, eikä <text:span text:style-name="T11">tällä tavoin</text:span> ryhmässä, joten kaikille ryhmän jäsenille tämä oli uusi <text:span text:style-name="T11">kokemus.</text:span></text:p>
      <text:p text:style-name="P18">Aloitimme projektin esittely luennon jälkeen valitsemalla ryhmämme projektiaiheen. Kaikille lopulta sopi että tekisimme dungeon crawler-tyyppisen pelin. <text:span text:style-name="T12">Päätimme heti ensimmäisellä viikolla että tulisimme ainakin kerran viikkossa istumaan yhdessä alas kasvotusten. Koimme sen tarpeelliseksi ajatellen projektin eri vaiheiden selkeyttä.</text:span></text:p>
      <text:p text:style-name="P22"><text:span text:style-name="T14">Ensimmäinen viikko meni pelin yleisessä suunnittelussa, sekä ohjelmien asentelemisessa ja opettelussa. Kaikki siirryimme Ubuntun virtuaalikoneille tai oikeaan Debianiin, joten opettelu toimimaan uudessa ympäristössä vei hetken. </text:span><text:span text:style-name="T15">Ensimmäisen viikon jälkeen meillä oli kasassa alustava kuva minkälainen luokka rakenne pelissä tulisi olemaan. Tämän pohjalta teimme projekti suunnitelman, joka sattui silloin jäämään hieman raakaversioksi. </text:span></text:p>
      <text:p text:style-name="P23"><text:span text:style-name="T15">(</text:span><text:span text:style-name="T14">PUUTTUU VIELÄ TEKSTI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 svg:font-family="Aria"/>
    <style:font-face style:name="Arial" svg:font-family="Arial"/>
    <style:font-face style:name="Ariel" svg:font-family="Arie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28:56.462764618</meta:creation-date>
    <meta:generator>LibreOffice/5.2.2.2$Linux_X86_64 LibreOffice_project/20m0$Build-2</meta:generator>
    <dc:date>2016-12-13T19:13:53.512363388</dc:date>
    <meta:editing-duration>PT32M59S</meta:editing-duration>
    <meta:editing-cycles>4</meta:editing-cycles>
    <meta:document-statistic meta:table-count="0" meta:image-count="1" meta:object-count="0" meta:page-count="4" meta:paragraph-count="34" meta:word-count="937" meta:character-count="7976" meta:non-whitespace-character-count="7055"/>
  </office:meta>
</office:document-meta>
</file>